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3.1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WeatherLayerOptions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is object defines the properties that can be set on a WeatherLayer object.</text:p>
          </table:table-cell>
          <table:covered-table-cell table:number-columns-repeated="2"/>
        </table:table-row>
        <table:table-row table:style-name="ro2">
          <table:table-cell table:style-name="ce2"/>
          <table:table-cell table:number-columns-repeated="2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2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clickable </text:p>
          </table:table-cell>
          <table:table-cell office:value-type="string">
            <text:p>boolean </text:p>
          </table:table-cell>
          <table:table-cell office:value-type="string">
            <text:p>If true, the layer receives mouse events. Default value is true.</text:p>
          </table:table-cell>
        </table:table-row>
        <table:table-row table:style-name="ro3">
          <table:table-cell office:value-type="string">
            <text:p>labelColor </text:p>
          </table:table-cell>
          <table:table-cell office:value-type="string">
            <text:p><text:a xlink:href="../Weather.LabelColor%20class.ods">LabelColor</text:a> </text:p>
          </table:table-cell>
          <table:table-cell office:value-type="string">
            <text:p>The color of labels on the weather layer. If this is not explicitly set, the label color is chosen automatically depending on the map type.</text:p>
          </table:table-cell>
        </table:table-row>
        <table:table-row table:style-name="ro3">
          <table:table-cell office:value-type="string">
            <text:p>map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The map on which to display the layer.</text:p>
          </table:table-cell>
        </table:table-row>
        <table:table-row table:style-name="ro2">
          <table:table-cell office:value-type="string">
            <text:p>suppressInfoWindows </text:p>
          </table:table-cell>
          <table:table-cell office:value-type="string">
            <text:p>boolean </text:p>
          </table:table-cell>
          <table:table-cell office:value-type="string">
            <text:p>Suppress the rendering of info windows when weather icons are clicked.</text:p>
          </table:table-cell>
        </table:table-row>
        <table:table-row table:style-name="ro3">
          <table:table-cell office:value-type="string">
            <text:p>temperatureUnits </text:p>
          </table:table-cell>
          <table:table-cell office:value-type="string">
            <text:p><text:a xlink:href="../Weather.TemperatureUnit%20class.ods">TemperatureUnit</text:a> </text:p>
          </table:table-cell>
          <table:table-cell office:value-type="string">
            <text:p>The units to use for temperature.</text:p>
          </table:table-cell>
        </table:table-row>
        <table:table-row table:style-name="ro3">
          <table:table-cell office:value-type="string">
            <text:p>windSpeedUnits </text:p>
          </table:table-cell>
          <table:table-cell office:value-type="string">
            <text:p><text:a xlink:href="../Weather.WindSpeedUnit%20class.ods">WindSpeedUnit</text:a> </text:p>
          </table:table-cell>
          <table:table-cell office:value-type="string">
            <text:p>The units to use for wind speed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16:44.36</meta:creation-date>
    <dc:date>2012-07-31T00:23:59.92</dc:date>
    <meta:editing-duration>P0D</meta:editing-duration>
    <meta:editing-cycles>1</meta:editing-cycles>
    <meta:document-statistic meta:table-count="3" meta:cell-count="26" meta:object-count="0"/>
    <meta:generator>LibreOffice/3.5$Windows_x86 LibreOffice_project/165a79a-7059095-e13bb37-fef39a4-9503d18</meta:generator>
  </office:meta>
</office:document-meta>
</file>